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Open Sans1" svg:font-family="'Open Sans', Arial, Helvetica, sans-serif"/>
    <style:font-face style:name="Verdana" svg:font-family="Verdana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text-transform="uppercase" fo:color="#8a8a8a" style:font-name="Verdana" fo:font-size="9.75pt" style:text-underline-style="solid" style:text-underline-width="auto" style:text-underline-color="font-color"/>
    </style:style>
    <style:style style:name="P2" style:family="paragraph" style:parent-style-name="Standard">
      <style:text-properties officeooo:rsid="000596fe" officeooo:paragraph-rsid="000596fe"/>
    </style:style>
    <style:style style:name="P3" style:family="paragraph" style:parent-style-name="Standard">
      <style:text-properties fo:font-weight="bold" officeooo:rsid="000596fe" officeooo:paragraph-rsid="000596fe" style:font-weight-asian="bold" style:font-weight-complex="bold"/>
    </style:style>
    <style:style style:name="P4" style:family="paragraph" style:parent-style-name="Standard">
      <style:text-properties fo:font-weight="bold" officeooo:rsid="000596fe" officeooo:paragraph-rsid="0006b79b" style:font-weight-asian="bold" style:font-weight-complex="bold"/>
    </style:style>
    <style:style style:name="P5" style:family="paragraph" style:parent-style-name="Standard">
      <style:text-properties fo:font-weight="bold" officeooo:rsid="000596fe" officeooo:paragraph-rsid="00085789" style:font-weight-asian="bold" style:font-weight-complex="bold"/>
    </style:style>
    <style:style style:name="P6" style:family="paragraph" style:parent-style-name="Standard">
      <style:text-properties fo:font-weight="bold" officeooo:rsid="000596fe" officeooo:paragraph-rsid="0008fe2c" style:font-weight-asian="bold" style:font-weight-complex="bold"/>
    </style:style>
    <style:style style:name="P7" style:family="paragraph" style:parent-style-name="Standard">
      <style:text-properties fo:font-weight="bold" officeooo:rsid="000596fe" officeooo:paragraph-rsid="000c8676" style:font-weight-asian="bold" style:font-weight-complex="bold"/>
    </style:style>
    <style:style style:name="P8" style:family="paragraph" style:parent-style-name="Standard">
      <style:text-properties fo:font-weight="bold" officeooo:rsid="000596fe" officeooo:paragraph-rsid="000e4186" style:font-weight-asian="bold" style:font-weight-complex="bold"/>
    </style:style>
    <style:style style:name="P9" style:family="paragraph" style:parent-style-name="Standard">
      <style:text-properties fo:font-weight="bold" officeooo:rsid="000596fe" officeooo:paragraph-rsid="000e8f55" style:font-weight-asian="bold" style:font-weight-complex="bold"/>
    </style:style>
    <style:style style:name="P10" style:family="paragraph" style:parent-style-name="Standard">
      <style:text-properties fo:font-weight="bold" officeooo:rsid="000596fe" officeooo:paragraph-rsid="000f2541" style:font-weight-asian="bold" style:font-weight-complex="bold"/>
    </style:style>
    <style:style style:name="P11" style:family="paragraph" style:parent-style-name="Standard">
      <style:text-properties fo:font-weight="bold" officeooo:rsid="000c8676" officeooo:paragraph-rsid="000c8676" style:font-weight-asian="bold" style:font-weight-complex="bold"/>
    </style:style>
    <style:style style:name="P12" style:family="paragraph" style:parent-style-name="Standard">
      <style:text-properties fo:font-weight="bold" officeooo:rsid="000c8676" officeooo:paragraph-rsid="000f52cf" style:font-weight-asian="bold" style:font-weight-complex="bold"/>
    </style:style>
    <style:style style:name="P13" style:family="paragraph" style:parent-style-name="Standard">
      <style:text-properties fo:font-weight="bold" officeooo:rsid="000c8676" officeooo:paragraph-rsid="000fa355" style:font-weight-asian="bold" style:font-weight-complex="bold"/>
    </style:style>
    <style:style style:name="P14" style:family="paragraph" style:parent-style-name="Standard">
      <style:text-properties fo:font-weight="bold" officeooo:rsid="000c8676" officeooo:paragraph-rsid="000fbb4b" style:font-weight-asian="bold" style:font-weight-complex="bold"/>
    </style:style>
    <style:style style:name="P15" style:family="paragraph" style:parent-style-name="Standard">
      <style:text-properties fo:font-weight="normal" officeooo:rsid="000596fe" officeooo:paragraph-rsid="000596fe" style:font-weight-asian="normal" style:font-weight-complex="normal"/>
    </style:style>
    <style:style style:name="P16" style:family="paragraph" style:parent-style-name="Standard">
      <style:text-properties fo:font-weight="normal" officeooo:rsid="000596fe" officeooo:paragraph-rsid="0006b79b" style:font-weight-asian="normal" style:font-weight-complex="normal"/>
    </style:style>
    <style:style style:name="P17" style:family="paragraph" style:parent-style-name="Standard">
      <style:text-properties fo:font-weight="normal" officeooo:rsid="000c8676" officeooo:paragraph-rsid="000fbb4b" style:font-weight-asian="normal" style:font-weight-complex="normal"/>
    </style:style>
    <style:style style:name="P18" style:family="paragraph" style:parent-style-name="Standard">
      <style:text-properties fo:font-weight="normal" officeooo:rsid="000c8676" officeooo:paragraph-rsid="00117679" style:font-weight-asian="normal" style:font-weight-complex="normal"/>
    </style:style>
    <style:style style:name="P19" style:family="paragraph" style:parent-style-name="Standard">
      <style:text-properties fo:font-size="16pt" fo:font-weight="bold" officeooo:rsid="000838de" officeooo:paragraph-rsid="000838de" style:font-size-asian="14pt" style:font-weight-asian="bold" style:font-size-complex="16pt" style:font-weight-complex="bold"/>
    </style:style>
    <style:style style:name="P20" style:family="paragraph" style:parent-style-name="Standard">
      <style:text-properties officeooo:paragraph-rsid="000fbb4b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orphans="2" fo:widows="2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style:line-height-at-least="0.397cm" fo:text-align="start" style:justify-single-word="false" fo:orphans="2" fo:widows="2" fo:text-indent="0cm" style:auto-text-indent="false"/>
      <style:text-properties fo:font-weight="normal" officeooo:rsid="000c8676" officeooo:paragraph-rsid="00117679" style:font-weight-asian="normal" style:font-weight-complex="normal"/>
    </style:style>
    <style:style style:name="T1" style:family="text">
      <style:text-properties fo:font-variant="normal" fo:text-transform="none" fo:color="#93b837" style:font-name="Open Sans" fo:font-size="9.75pt" fo:letter-spacing="normal" fo:font-style="normal"/>
    </style:style>
    <style:style style:name="T2" style:family="text">
      <style:text-properties fo:font-variant="normal" fo:text-transform="none" fo:color="#93b837" style:font-name="Open Sans" fo:font-size="9.75pt" fo:letter-spacing="normal" fo:font-style="normal" fo:font-weight="normal"/>
    </style:style>
    <style:style style:name="T3" style:family="text">
      <style:text-properties fo:font-variant="normal" fo:text-transform="none" fo:color="#93b837" style:font-name="Open Sans" fo:font-size="9.7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93b837" style:font-name="Open Sans" fo:font-size="9.75pt" fo:letter-spacing="normal" fo:font-style="normal" fo:font-weight="normal" officeooo:rsid="0008fe2c" style:font-size-asian="10.5pt" style:font-size-complex="12pt"/>
    </style:style>
    <style:style style:name="T5" style:family="text">
      <style:text-properties fo:font-variant="normal" fo:text-transform="none" fo:color="#93b837" style:font-name="Open Sans" fo:font-size="9.75pt" fo:letter-spacing="normal" fo:font-style="normal" fo:font-weight="normal" officeooo:rsid="000a96b9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93b837" style:font-name="Open Sans" fo:font-size="9.75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variant="normal" fo:text-transform="none" fo:color="#93b837" style:font-name="Open Sans" fo:font-size="9.75pt" fo:letter-spacing="normal" fo:font-style="normal" style:text-underline-style="solid" style:text-underline-width="auto" style:text-underline-color="font-color" fo:font-weight="normal" officeooo:rsid="00085789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93b837" style:font-name="Open Sans" fo:font-size="9.75pt" fo:letter-spacing="normal" fo:font-style="normal" style:text-underline-style="solid" style:text-underline-width="auto" style:text-underline-color="font-color" fo:font-weight="normal" officeooo:rsid="0008fe2c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5e42" style:font-name="Open Sans" fo:font-size="9.75pt" fo:letter-spacing="normal" fo:font-style="normal"/>
    </style:style>
    <style:style style:name="T10" style:family="text">
      <style:text-properties fo:font-variant="normal" fo:text-transform="none" fo:color="#005e42" style:font-name="Open Sans" fo:font-size="9.7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5e42" style:font-name="Open Sans" fo:font-size="9.75pt" fo:letter-spacing="normal" fo:font-style="normal" fo:font-weight="normal" officeooo:rsid="000a96b9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fo:font-weight="normal" officeooo:rsid="00085789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fo:font-weight="normal" officeooo:rsid="000a96b9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fo:font-weight="normal" officeooo:rsid="000a96b9" style:font-size-asian="10.5pt" style:font-size-complex="12pt"/>
    </style:style>
    <style:style style:name="T16" style:family="text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7" style:family="text">
      <style:text-properties fo:font-variant="normal" fo:text-transform="none" fo:color="#005e42" style:font-name="Open Sans" fo:font-size="9.75pt" fo:letter-spacing="normal" fo:font-style="normal" style:text-underline-style="solid" style:text-underline-width="auto" style:text-underline-color="font-color" loext:padding="0cm" loext:border="non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c8676" style:font-weight-asian="normal" style:font-weight-complex="normal"/>
    </style:style>
    <style:style style:name="T20" style:family="text">
      <style:text-properties fo:font-weight="normal" officeooo:rsid="00117679" style:font-weight-asian="normal" style:font-weight-complex="normal"/>
    </style:style>
    <style:style style:name="T21" style:family="text">
      <style:text-properties officeooo:rsid="0006b79b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00838de"/>
    </style:style>
    <style:style style:name="T24" style:family="text">
      <style:text-properties officeooo:rsid="00085789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font-size="12pt" officeooo:rsid="00085789" style:font-size-asian="10.5pt" style:font-size-complex="12pt"/>
    </style:style>
    <style:style style:name="T27" style:family="text">
      <style:text-properties fo:font-size="12pt" officeooo:rsid="0008fe2c" style:font-size-asian="10.5pt" style:font-size-complex="12pt"/>
    </style:style>
    <style:style style:name="T28" style:family="text">
      <style:text-properties fo:font-size="12pt" officeooo:rsid="000a96b9" style:font-size-asian="10.5pt" style:font-size-complex="12pt"/>
    </style:style>
    <style:style style:name="T29" style:family="text">
      <style:text-properties fo:font-size="12pt" officeooo:rsid="000c8676" style:font-size-asian="10.5pt" style:font-size-complex="12pt"/>
    </style:style>
    <style:style style:name="T30" style:family="text">
      <style:text-properties fo:font-size="12pt" fo:font-weight="normal" officeooo:rsid="000a96b9" style:font-size-asian="10.5pt" style:font-weight-asian="normal" style:font-size-complex="12pt" style:font-weight-complex="normal"/>
    </style:style>
    <style:style style:name="T31" style:family="text">
      <style:text-properties fo:font-size="12pt" style:text-underline-style="solid" style:text-underline-width="auto" style:text-underline-color="font-color" fo:font-weight="normal" officeooo:rsid="00085789" style:font-size-asian="10.5pt" style:font-weight-asian="normal" style:font-size-complex="12pt" style:font-weight-complex="normal"/>
    </style:style>
    <style:style style:name="T32" style:family="text">
      <style:text-properties officeooo:rsid="000f52cf"/>
    </style:style>
    <style:style style:name="T33" style:family="text">
      <style:text-properties officeooo:rsid="000fbb4b"/>
    </style:style>
    <style:style style:name="T34" style:family="text">
      <style:text-properties officeooo:rsid="001321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ildquellen <text:span text:style-name="T34">GreenQuiz</text:span></text:p>
      <text:p text:style-name="P19"/>
      <text:p text:style-name="P3">Fleischlos Hintergrundbild</text:p>
      <text:p text:style-name="Standard"><text:a xlink:type="simple" xlink:href="https://media.greenpeace.org/archive/Pigs-at-Ecological-Farm-in-Westerau--Germany-27MZIFJ8L0DQ6.html" text:style-name="Internet_20_link" text:visited-style-name="Visited_20_Internet_20_Link">https://media.greenpeace.org/archive/Pigs-at-Ecological-Farm-in-Westerau--Germany-27MZIFJ8L0DQ6.html</text:a></text:p>
      <text:p text:style-name="P2"><text:span text:style-name="T2">© Jonas Wresch / Greenpeace</text:span></text:p>
      <text:p text:style-name="P2"><text:span text:style-name="T2"/></text:p>
      <text:p text:style-name="P3">Fleischlos – Hühner Massentierhaltung</text:p>
      <text:p text:style-name="P15"><text:a xlink:type="simple" xlink:href="https://media.greenpeace.org/archive/Chicken-Fattening-in-North-Germany-27MZIF3JBT2L.html" text:style-name="Internet_20_link" text:visited-style-name="Visited_20_Internet_20_Link">https://media.greenpeace.org/archive/Chicken-Fattening-in-North-Germany-27MZIF3JBT2L.html</text:a></text:p>
      <text:p text:style-name="P15"><text:span text:style-name="T1">© Fred Dott / Greenpeace</text:span></text:p>
      <text:p text:style-name="P15"><text:span text:style-name="T1"/></text:p>
      <text:p text:style-name="P4">Fleischlos – Hühner <text:span text:style-name="T21">Freiland</text:span></text:p>
      <text:p text:style-name="P4"><text:a xlink:type="simple" xlink:href="https://media.greenpeace.org/archive/Chicken-at-the-Arche-Warder-in-Schleswig-Holstein-27MZIFJXZ7HIV.html" text:style-name="Internet_20_link" text:visited-style-name="Visited_20_Internet_20_Link"><text:span text:style-name="T18">https://media.greenpeace.org/archive/Chicken-at-the-Arche-Warder-in-Schleswig-Holstein-27MZIFJXZ7HIV.html</text:span></text:a></text:p>
      <text:p text:style-name="P4"><text:span text:style-name="T10">© Bente Stachowske / Greenpeace</text:span></text:p>
      <text:p text:style-name="P4"><text:span text:style-name="T10"/></text:p>
      <text:p text:style-name="P4">Fleischlos – <text:span text:style-name="T21">Schwein Nah</text:span></text:p>
      <text:p text:style-name="P16"><text:a xlink:type="simple" xlink:href="https://media.greenpeace.org/archive/Organic-Livestock-Farming-near-Vienna-27MZIFJWD06QB.html" text:style-name="Internet_20_link" text:visited-style-name="Visited_20_Internet_20_Link">https://media.greenpeace.org/archive/Organic-Livestock-Farming-near-Vienna-27MZIFJWD06QB.html</text:a></text:p>
      <text:p text:style-name="P16"><text:span text:style-name="T1">© Mitja Kobal / Greenpeace</text:span></text:p>
      <text:p text:style-name="P16"><text:span text:style-name="T1"/></text:p>
      <text:p text:style-name="P4">Fleischlos – <text:span text:style-name="T21">Schlachthaus</text:span></text:p>
      <text:p text:style-name="P4"><text:a xlink:type="simple" xlink:href="https://media.greenpeace.org/archive/Slaughterhouse-in-Germany-27MZIFVV4WGF.html" text:style-name="Internet_20_link" text:visited-style-name="Visited_20_Internet_20_Link"><text:span text:style-name="T22">https://media.greenpeace.org/archive/Slaughterhouse-in-Germany-27MZIFVV4WGF.html</text:span></text:a></text:p>
      <text:p text:style-name="P4"><text:span text:style-name="T6">© Mauricio Bustamante / Greenpeace</text:span></text:p>
      <text:p text:style-name="P4"><text:span text:style-name="T6"/></text:p>
      <text:p text:style-name="P4">Fleischlos – <text:span text:style-name="T23">Kalb Nah</text:span></text:p>
      <text:p text:style-name="P4"><text:a xlink:type="simple" xlink:href="https://media.greenpeace.org/archive/Calves-in-an-Ecological-Farm-in-France-27MZIFJXVG4KC.html" text:style-name="Internet_20_link" text:visited-style-name="Visited_20_Internet_20_Link"><text:span text:style-name="T18">https://media.greenpeace.org/archive/Calves-in-an-Ecological-Farm-in-France-27MZIFJXVG4KC.html</text:span></text:a></text:p>
      <text:p text:style-name="P5"><text:span text:style-name="T3">© Elsa Palito / Greenpeace</text:span></text:p>
      <text:p text:style-name="P5"><text:span text:style-name="T3"/></text:p>
      <text:p text:style-name="P5"><text:span text:style-name="T24">Meere</text:span> – <text:span text:style-name="T24">Hintergrundbild</text:span></text:p>
      <text:p text:style-name="P5"><text:a xlink:type="simple" xlink:href="https://media.greenpeace.org/archive/Rainbow-Warrior-Arrives-in-Seattle-27MZIFVCNWOZ.html" text:style-name="Internet_20_link" text:visited-style-name="Visited_20_Internet_20_Link"><text:span text:style-name="T18">https://media.greenpeace.org/archive/Rainbow-Warrior-Arrives-in-Seattle-27MZIFVCNWOZ.html</text:span></text:a></text:p>
      <text:p text:style-name="P5"><text:span text:style-name="T3">© Maxwell Balmain / Greenpeace</text:span></text:p>
      <text:p text:style-name="P5"><text:a xlink:type="simple" xlink:href="https://media.greenpeace.org/archive/Rainbow-Warrior-Arrives-in-Auckland-27MZIFJW1D28O.html" text:style-name="Internet_20_link" text:visited-style-name="Visited_20_Internet_20_Link"><text:span text:style-name="T18">https://media.greenpeace.org/archive/Rainbow-Warrior-Arrives-in-Auckland-27MZIFJW1D28O.html</text:span></text:a></text:p>
      <text:p text:style-name="P5"><text:span text:style-name="T3">© Greenpeace / Geoff Reid</text:span></text:p>
      <text:p text:style-name="P5"><text:a xlink:type="simple" xlink:href="https://media.greenpeace.org/archive/Waves-on-the-Barents-Sea-27MZIFJJ1HHWW.html" text:style-name="Internet_20_link" text:visited-style-name="Visited_20_Internet_20_Link"><text:span text:style-name="T18">https://media.greenpeace.org/archive/Waves-on-the-Barents-Sea-27MZIFJJ1HHWW.html</text:span></text:a></text:p>
      <text:p text:style-name="P4"><text:span text:style-name="T2">© Mitja Kobal / Greenpeace</text:span></text:p>
      <text:p text:style-name="P4"/>
      <text:p text:style-name="P6"><text:span text:style-name="T26">Meere</text:span><text:span text:style-name="T25"> – </text:span><text:span text:style-name="T27">Fisch</text:span><text:span text:style-name="T29">e</text:span></text:p>
      <text:p text:style-name="P6"><text:a xlink:type="simple" xlink:href="https://media.greenpeace.org/archive/Shark-in-Palau-27MZIF21X9P8.html" text:style-name="Internet_20_link" text:visited-style-name="Visited_20_Internet_20_Link"><text:span text:style-name="T31">https://media.greenpeace.org/archive/Shark-in-Palau-27MZIF21X9P8.html</text:span></text:a></text:p>
      <text:p text:style-name="P7"><text:span text:style-name="T7">© Alex Hofford / Greenpeac</text:span><text:span text:style-name="T8">e</text:span></text:p>
      <text:p text:style-name="P6"><text:a xlink:type="simple" xlink:href="https://media.greenpeace.org/archive/Manta-Ray-off-Nusa-Penida-Island-27MZIFJWP76CI.html" text:style-name="Internet_20_link" text:visited-style-name="Visited_20_Internet_20_Link"><text:span text:style-name="T31">https://media.greenpeace.org/archive/Manta-Ray-off-Nusa-Penida-Island-27MZIFJWP76CI.html</text:span></text:a></text:p>
      <text:p text:style-name="P8"><text:span text:style-name="T13">© Paul Hilton / Greenpeace</text:span></text:p>
      <text:p text:style-name="P6"><text:a xlink:type="simple" xlink:href="https://media.greenpeace.org/archive/Samadai-Reef---Red-Sea-Coastal-Development-in-Egypt---2006-27MZIFHCGSN.html" text:style-name="Internet_20_link" text:visited-style-name="Visited_20_Internet_20_Link"><text:span text:style-name="T31">https://media.greenpeace.org/archive/Samadai-Reef---Red-Sea-Coastal-Development-in-Egypt---2006-27MZIFHCGSN.html</text:span></text:a></text:p>
      <text:p text:style-name="P9"><text:span text:style-name="T7">© Greenpeace / Marco Care</text:span></text:p>
      <text:p text:style-name="P6"><text:a xlink:type="simple" xlink:href="https://media.greenpeace.org/archive/Bluefin-tuna-nets--Mediterranean-2006-27MZIFYBREH.html" text:style-name="Internet_20_link" text:visited-style-name="Visited_20_Internet_20_Link"><text:span text:style-name="T31">https://media.greenpeace.org/archive/Bluefin-tuna-nets--Mediterranean-2006-27MZIFYBREH.html</text:span></text:a></text:p>
      <text:p text:style-name="P10"><text:span text:style-name="T7">© Greenpeace / Marco Care</text:span></text:p>
      <text:p text:style-name="P10"><text:span text:style-name="T7"/></text:p>
      <text:p text:style-name="P6"><text:span text:style-name="T4"/></text:p>
      <text:p text:style-name="P6"><text:span text:style-name="T26"/></text:p>
      <text:p text:style-name="P6"><text:soft-page-break/><text:span text:style-name="T26"/></text:p>
      <text:p text:style-name="P6"><text:span text:style-name="T26"/></text:p>
      <text:p text:style-name="P6"><text:span text:style-name="T26">Meere – </text:span><text:span text:style-name="T28">Plastikmüll</text:span></text:p>
      <text:p text:style-name="P6"><text:a xlink:type="simple" xlink:href="https://media.greenpeace.org/archive/Plastic-Waste-in-Verde-Island--Philippines-27MZIFJW20NKW.html" text:style-name="Internet_20_link" text:visited-style-name="Visited_20_Internet_20_Link"><text:span text:style-name="T30">https://media.greenpeace.org/archive/Plastic-Waste-in-Verde-Island--Philippines-27MZIFJW20NKW.html</text:span></text:a></text:p>
      <text:p text:style-name="P7"><text:span text:style-name="T11">© Noel Guevara / Greenpeace</text:span></text:p>
      <text:p text:style-name="P6"><text:a xlink:type="simple" xlink:href="https://media.greenpeace.org/archive/Plastic-Waste-in-Verde-Island--Philippines-27MZIFJW20H1I.html" text:style-name="Internet_20_link" text:visited-style-name="Visited_20_Internet_20_Link"><text:span text:style-name="T30">https://media.greenpeace.org/archive/Plastic-Waste-in-Verde-Island--Philippines-27MZIFJW20H1I.html</text:span></text:a></text:p>
      <text:p text:style-name="P7"><text:span text:style-name="T11">© Noel Guevara / Greenpeace</text:span></text:p>
      <text:p text:style-name="P6"><text:a xlink:type="simple" xlink:href="https://media.greenpeace.org/archive/Plastic-Floating-in-the-Great-Pacific-Garbage-Patch-27MZIFJWHISUT.html" text:style-name="Internet_20_link" text:visited-style-name="Visited_20_Internet_20_Link"><text:span text:style-name="T30">https://media.greenpeace.org/archive/Plastic-Floating-in-the-Great-Pacific-Garbage-Patch-27MZIFJWHISUT.html</text:span></text:a></text:p>
      <text:p text:style-name="P6"><text:span text:style-name="T5">© Justin Hofman / Greenpeace</text:span></text:p>
      <text:p text:style-name="P7"><text:span text:style-name="T11"/></text:p>
      <text:p text:style-name="P14">Meere – <text:span text:style-name="T33">Strand &amp; Öl</text:span></text:p>
      <text:p text:style-name="P17"><text:a xlink:type="simple" xlink:href="https://media.greenpeace.org/archive/Shells-and-Algae--Island-of-Sylt-27MZIFJJTIC13.html" text:style-name="Internet_20_link" text:visited-style-name="Visited_20_Internet_20_Link">https://media.greenpeace.org/archive/Shells-and-Algae--Island-of-Sylt-27MZIFJJTIC13.html</text:a></text:p>
      <text:p text:style-name="P17"><text:span text:style-name="T1">© Bente Stachowske / Greenpeace</text:span></text:p>
      <text:p text:style-name="P17"><text:a xlink:type="simple" xlink:href="https://media.greenpeace.org/archive/Oil-covered-Shells-in-Dalian-27MZIFIAB4HS.html" text:style-name="Internet_20_link" text:visited-style-name="Visited_20_Internet_20_Link">https://media.greenpeace.org/archive/Oil-covered-Shells-in-Dalian-27MZIFIAB4HS.html</text:a></text:p>
      <text:p text:style-name="P18"><text:span text:style-name="T9">© Arthur J D / Greenpeace</text:span></text:p>
      <text:p text:style-name="P20"><text:a xlink:type="simple" xlink:href="https://media.greenpeace.org/archive/Oil-and-Sulphur-Spill-in-Black-Sea-27MZIFLY4LUC.html" text:style-name="Internet_20_link" text:visited-style-name="Visited_20_Internet_20_Link"><text:span text:style-name="T19">https://media.greenpeace.org/archive/Oil-and-Sulphur-Spill-in-Black-Sea-27MZIFLY4LUC.htm</text:span></text:a><text:span text:style-name="T20">l</text:span></text:p>
      <text:p text:style-name="P22"><text:a xlink:type="simple" xlink:href="https://media.greenpeace.org/C.aspx?VP3=DirectSearch&amp;AID=KWF6MYLPM50" text:style-name="Internet_20_link" text:visited-style-name="Visited_20_Internet_20_Link"><text:span text:style-name="T17">© Greenpeace / Georgy Timofeev</text:span></text:a></text:p>
      <text:p text:style-name="P17"><text:span text:style-name="T9"/></text:p>
      <text:p text:style-name="P17"><text:span text:style-name="T9"/></text:p>
      <text:p text:style-name="P14"/>
      <text:p text:style-name="P11">Meere – <text:span text:style-name="T32">Fischerei (Industriell)</text:span></text:p>
      <text:p text:style-name="P12"><text:a xlink:type="simple" xlink:href="https://media.greenpeace.org/archive/Catch-on-Board-Chinese-Fishing-Vessel-in-Guinea-27MZIFJJEK1AM.html" text:style-name="Internet_20_link" text:visited-style-name="Visited_20_Internet_20_Link"><text:span text:style-name="T22">https://media.greenpeace.org/archive/Catch-on-Board-Chinese-Fishing-Vessel-in-Guinea-27MZIFJJEK1AM.html</text:span></text:a></text:p>
      <text:p text:style-name="P12"><text:span text:style-name="T12">© Pierre Gleizes / Greenpeace</text:span></text:p>
      <text:p text:style-name="P11"><text:a xlink:type="simple" xlink:href="https://media.greenpeace.org/archive/The-Afrika-Super-Trawler-27MZIF2DM9Z2.html" text:style-name="Internet_20_link" text:visited-style-name="Visited_20_Internet_20_Link"><text:span text:style-name="T22">https://media.greenpeace.org/archive/The-Afrika-Super-Trawler-27MZIF2DM9Z2.html</text:span></text:a></text:p>
      <text:p text:style-name="P13"><text:span text:style-name="T14">© Pierre Gleizes / Greenpeace</text:span></text:p>
      <text:p text:style-name="P13"><text:a xlink:type="simple" xlink:href="https://media.greenpeace.org/archive/Fish-on-Purse-Seiner-in-East-Pacific-Ocean-27MZIFL11ZZ4.html" text:style-name="Internet_20_link" text:visited-style-name="Visited_20_Internet_20_Link"><text:span text:style-name="T22">https://media.greenpeace.org/archive/Fish-on-Purse-Seiner-in-East-Pacific-Ocean-27MZIFL11ZZ4.html</text:span></text:a></text:p>
      <text:p text:style-name="P14"><text:span text:style-name="T14">© Alex Hofford / Greenpeace</text:span></text:p>
      <text:p text:style-name="P13"><text:a xlink:type="simple" xlink:href="https://media.greenpeace.org/archive/Shrimp-Processing-Plant-in-Morocco-27MZIF2H49GC.html" text:style-name="Internet_20_link" text:visited-style-name="Visited_20_Internet_20_Link"><text:span text:style-name="T22">https://media.greenpeace.org/archive/Shrimp-Processing-Plant-in-Morocco-27MZIF2H49GC.html</text:span></text:a></text:p>
      <text:p text:style-name="P13"><text:span text:style-name="T15">© Bente Stachowske / Greenpeace</text:span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2"><text:span text:style-name="T15"/></text:p>
      <text:p text:style-name="P6"><text:span text:style-name="T27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Open Sans1" svg:font-family="'Open Sans', Arial, Helvetica, sans-serif"/>
    <style:font-face style:name="Verdana" svg:font-family="Verdana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2:11:17.189909361</meta:creation-date>
    <dc:date>2019-08-11T19:16:10.457090655</dc:date>
    <meta:editing-duration>PT6H53M56S</meta:editing-duration>
    <meta:editing-cycles>13</meta:editing-cycles>
    <meta:generator>LibreOffice/6.1.3.2$Linux_X86_64 LibreOffice_project/10$Build-2</meta:generator>
    <meta:document-statistic meta:table-count="0" meta:image-count="0" meta:object-count="0" meta:page-count="2" meta:paragraph-count="58" meta:word-count="177" meta:character-count="3036" meta:non-whitespace-character-count="2914"/>
  </office:meta>
</office:document-meta>
</file>